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able_20_Contents">
      <style:text-properties officeooo:paragraph-rsid="000a4fe0"/>
    </style:style>
    <style:style style:name="P5" style:family="paragraph" style:parent-style-name="Table_20_Contents">
      <style:text-properties officeooo:paragraph-rsid="000bdddf"/>
    </style:style>
    <style:style style:name="P6" style:family="paragraph" style:parent-style-name="Azione_20_attore">
      <style:text-properties officeooo:paragraph-rsid="000a4fe0"/>
    </style:style>
    <style:style style:name="P7" style:family="paragraph" style:parent-style-name="Azione_20_sistema">
      <style:text-properties officeooo:paragraph-rsid="000a4fe0"/>
    </style:style>
    <style:style style:name="T1" style:family="text">
      <style:text-properties officeooo:rsid="000a4fe0"/>
    </style:style>
    <style:style style:name="T2" style:family="text">
      <style:text-properties officeooo:rsid="000bdd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<text:span text:style-name="T1">Genitore visualizza eventi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<text:span text:style-name="T1">Genitore</text:span></text:p>
            <text:p text:style-name="P4"><text:span text:style-name="T1">Sistema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<text:span text:style-name="T1">Il genitore possiede il computer acceso e collegato alla rete internet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383838" text:style-name="Numerazione_20_UC">
              <text:list-item text:start-value="1">
                <text:p text:style-name="P6"><text:span text:style-name="T1">Il genitore accede alla pagina degli eventi</text:span></text:p>
              </text:list-item>
              <text:list-item>
                <text:p text:style-name="P7"><text:span text:style-name="T1">Il sistema genera la pagina con tutti gli eventi</text:span></text:p>
              </text:list-item>
              <text:list-item>
                <text:p text:style-name="P6"><text:span text:style-name="T1">Il genitore </text:span></text:p>
              </text:list-item>
              <text:list-item>
                <text:p text:style-name="Azione_20_sistema">Azione sistema</text:p>
              </text:list-item>
              <text:list-item>
                <text:p text:style-name="Azione_20_attore">Azione attore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<text:span text:style-name="T2">Il genitore effettua il logout dal sistem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Table_20_Contents">Accesso non riuscito per credenziali errate</text:p>
            <text:p text:style-name="Standard">La connessione cade al momento dell'aggiunta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54.05</meta:creation-date>
    <meta:editing-duration>PT1H2M39S</meta:editing-duration>
    <meta:editing-cycles>2</meta:editing-cycles>
    <meta:generator>LibreOffice/3.6$Windows_x86 LibreOffice_project/da8c1e6-fd468f4-454e206-f42a4a9-143cfd</meta:generator>
    <dc:date>2012-10-18T12:43:47.87</dc:date>
    <meta:document-statistic meta:table-count="1" meta:image-count="0" meta:object-count="0" meta:page-count="1" meta:paragraph-count="20" meta:word-count="80" meta:character-count="514" meta:non-whitespace-character-count="458"/>
  </office:meta>
</office:document-meta>
</file>